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fo:font-weight="bold" officeooo:rsid="000aff43" officeooo:paragraph-rsid="000aff4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1b4fff" loext:opacity="100%" style:font-name="Liberation Sans" officeooo:rsid="000e4a6a" officeooo:paragraph-rsid="000e4a6a"/>
    </style:style>
    <style:style style:name="P3" style:family="paragraph" style:parent-style-name="Heading_20_2">
      <style:text-properties officeooo:paragraph-rsid="000da1d2"/>
    </style:style>
    <style:style style:name="P4" style:family="paragraph" style:parent-style-name="Heading_20_2">
      <style:text-properties officeooo:rsid="000aff43" officeooo:paragraph-rsid="000aff43"/>
    </style:style>
    <style:style style:name="P5" style:family="paragraph" style:parent-style-name="Heading_20_2">
      <style:text-properties fo:font-size="16pt" officeooo:paragraph-rsid="000e4a6a" style:font-size-asian="16pt" style:font-size-complex="16pt"/>
    </style:style>
    <style:style style:name="P6" style:family="paragraph" style:parent-style-name="Heading_20_2">
      <style:text-properties style:font-name="Liberation Sans" fo:font-size="14pt" style:font-size-asian="14pt" style:font-size-complex="14pt"/>
    </style:style>
    <style:style style:name="P7" style:family="paragraph" style:parent-style-name="Heading_20_2">
      <style:text-properties style:font-name="Liberation Sans" fo:font-size="14pt" officeooo:paragraph-rsid="000aff43" style:font-size-asian="14pt" style:font-size-complex="14pt"/>
    </style:style>
    <style:style style:name="P8" style:family="paragraph" style:parent-style-name="Heading_20_2">
      <style:text-properties fo:font-size="14pt" style:font-size-asian="14pt" style:font-size-complex="14pt"/>
    </style:style>
    <style:style style:name="P9" style:family="paragraph" style:parent-style-name="Text_20_body" style:list-style-name="L1">
      <style:text-properties style:font-name="Liberation Sans" fo:font-size="14pt" officeooo:rsid="000aff43" officeooo:paragraph-rsid="000d5730" style:font-size-asian="14pt" style:font-size-complex="14pt"/>
    </style:style>
    <style:style style:name="P10" style:family="paragraph" style:parent-style-name="Text_20_body" style:list-style-name="L1">
      <style:text-properties style:font-name="Liberation Sans" fo:font-size="14pt" officeooo:rsid="000aff43" officeooo:paragraph-rsid="000aff43" style:font-size-asian="14pt" style:font-size-complex="14pt"/>
    </style:style>
    <style:style style:name="P11" style:family="paragraph" style:parent-style-name="Text_20_body" style:list-style-name="L2">
      <style:text-properties style:font-name="Liberation Sans" fo:font-size="14pt" officeooo:paragraph-rsid="000aff43" style:font-size-asian="14pt" style:font-size-complex="14pt"/>
    </style:style>
    <style:style style:name="P12" style:family="paragraph" style:parent-style-name="Text_20_body" style:list-style-name="L2">
      <style:text-properties style:font-name="Liberation Sans" fo:font-size="14pt" officeooo:paragraph-rsid="0011a02c" style:font-size-asian="14pt" style:font-size-complex="14pt"/>
    </style:style>
    <style:style style:name="P13" style:family="paragraph" style:parent-style-name="Text_20_body" style:list-style-name="L3">
      <style:text-properties style:font-name="Liberation Sans" fo:font-size="14pt" officeooo:paragraph-rsid="000aff43" style:font-size-asian="14pt" style:font-size-complex="14pt"/>
    </style:style>
    <style:style style:name="P14" style:family="paragraph" style:parent-style-name="Text_20_body" style:list-style-name="L3">
      <style:text-properties style:font-name="Liberation Sans" fo:font-size="14pt" officeooo:paragraph-rsid="0011a02c" style:font-size-asian="14pt" style:font-size-complex="14pt"/>
    </style:style>
    <style:style style:name="P15" style:family="paragraph" style:parent-style-name="Text_20_body" style:list-style-name="L1">
      <style:text-properties style:font-name="Liberation Sans" fo:font-size="14pt" officeooo:rsid="000d5730" officeooo:paragraph-rsid="0010e86c" style:font-size-asian="14pt" style:font-size-complex="14pt"/>
    </style:style>
    <style:style style:name="P16" style:family="paragraph" style:parent-style-name="Text_20_body" style:list-style-name="L3">
      <style:text-properties style:font-name="Liberation Sans" fo:font-size="14pt" officeooo:rsid="0011a02c" officeooo:paragraph-rsid="0011a02c" style:font-size-asian="14pt" style:font-size-complex="14pt"/>
    </style:style>
    <style:style style:name="P17" style:family="paragraph" style:parent-style-name="Text_20_body" style:list-style-name="L2">
      <style:text-properties style:font-name="Liberation Sans" fo:font-size="14pt" officeooo:rsid="0011a02c" officeooo:paragraph-rsid="0011a02c" style:font-size-asian="14pt" style:font-size-complex="14pt"/>
    </style:style>
    <style:style style:name="P18" style:family="paragraph" style:parent-style-name="Text_20_body" style:list-style-name="L1">
      <style:text-properties style:font-name="Liberation Sans" fo:font-size="14pt" officeooo:rsid="0011a02c" officeooo:paragraph-rsid="0011a02c" style:font-size-asian="14pt" style:font-size-complex="14pt"/>
    </style:style>
    <style:style style:name="P19" style:family="paragraph" style:parent-style-name="Text_20_body">
      <style:text-properties style:font-name="Liberation Sans" fo:font-size="14pt" officeooo:paragraph-rsid="000aff43" style:font-size-asian="14pt" style:font-size-complex="14pt"/>
    </style:style>
    <style:style style:name="P20" style:family="paragraph" style:parent-style-name="Text_20_body" style:list-style-name="L1">
      <style:text-properties style:font-name="Liberation Sans" fo:font-size="14pt" officeooo:rsid="00125623" officeooo:paragraph-rsid="00125623" style:font-size-asian="14pt" style:font-size-complex="14pt"/>
    </style:style>
    <style:style style:name="P21" style:family="paragraph" style:parent-style-name="Text_20_body">
      <style:text-properties fo:color="#1b4fff" loext:opacity="100%" style:font-name="Liberation Sans" officeooo:rsid="000f2adf" officeooo:paragraph-rsid="000f2adf"/>
    </style:style>
    <style:style style:name="T1" style:family="text">
      <style:text-properties officeooo:rsid="000aff43"/>
    </style:style>
    <style:style style:name="T2" style:family="text">
      <style:text-properties style:font-name="Liberation Sans" fo:font-weight="bold" officeooo:rsid="000d5730" style:font-name-asian="Noto Sans CJK SC" style:font-weight-asian="bold" style:font-name-complex="Lohit Devanagari1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ff43" style:font-weight-asian="normal" style:font-weight-complex="normal"/>
    </style:style>
    <style:style style:name="T5" style:family="text">
      <style:text-properties fo:font-weight="bold" officeooo:rsid="000da1d2" style:font-weight-asian="bold" style:font-weight-complex="bold"/>
    </style:style>
    <style:style style:name="T6" style:family="text">
      <style:text-properties fo:font-weight="bold" officeooo:rsid="000aff43" style:font-name-asian="Noto Sans CJK SC" style:font-weight-asian="bold" style:font-name-complex="Lohit Devanagari1" style:font-weight-complex="bold"/>
    </style:style>
    <style:style style:name="T7" style:family="text">
      <style:text-properties fo:color="#ff0000" loext:opacity="100%" fo:font-weight="normal" style:font-weight-asian="normal" style:font-weight-complex="normal"/>
    </style:style>
    <style:style style:name="T8" style:family="text">
      <style:text-properties fo:color="#ff0000" loext:opacity="100%" fo:font-weight="normal" officeooo:rsid="0010e86c" style:font-weight-asian="normal" style:font-weight-complex="normal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officeooo:rsid="000da1d2"/>
    </style:style>
    <style:style style:name="T11" style:family="text">
      <style:text-properties fo:font-size="15.5pt" style:font-size-asian="15.5pt" style:font-size-complex="15.5pt"/>
    </style:style>
    <style:style style:name="T12" style:family="text">
      <style:text-properties fo:font-size="15.5pt" officeooo:rsid="000da1d2" style:font-size-asian="15.5pt" style:font-size-complex="15.5pt"/>
    </style:style>
    <style:style style:name="T13" style:family="text">
      <style:text-properties fo:color="#1b4fff" loext:opacity="100%" officeooo:rsid="000f2adf"/>
    </style:style>
    <style:style style:name="T14" style:family="text">
      <style:text-properties fo:color="#1b4fff" loext:opacity="100%" officeooo:rsid="000e4a6a"/>
    </style:style>
    <style:style style:name="T15" style:family="text">
      <style:text-properties officeooo:rsid="0010e86c"/>
    </style:style>
    <style:style style:name="T16" style:family="text">
      <style:text-properties officeooo:rsid="0011a02c"/>
    </style:style>
    <style:style style:name="T17" style:family="text">
      <style:text-properties officeooo:rsid="00125623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ptif logiciel <text:line-break/>ludo-pédagogique</text:p>
      <text:h text:style-name="P3" text:outline-level="2">Équip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NOM </text:p>
          </table:table-cell>
          <table:table-cell table:style-name="Tableau1.A1" office:value-type="string">
            <text:p text:style-name="P1">Prénom </text:p>
          </table:table-cell>
          <table:table-cell table:style-name="Tableau1.A1" office:value-type="string">
            <text:p text:style-name="P1">Groupe</text:p>
          </table:table-cell>
        </table:table-row>
        <table:table-row>
          <table:table-cell table:style-name="Tableau1.A1" office:value-type="string">
            <text:p text:style-name="P2">DE JESUS TEIXEIRA</text:p>
          </table:table-cell>
          <table:table-cell table:style-name="Tableau1.A1" office:value-type="string">
            <text:p text:style-name="P2">Lucas</text:p>
          </table:table-cell>
          <table:table-cell table:style-name="Tableau1.A1" office:value-type="string">
            <text:p text:style-name="P2">S1D</text:p>
          </table:table-cell>
        </table:table-row>
        <table:table-row>
          <table:table-cell table:style-name="Tableau1.A1" office:value-type="string">
            <text:p text:style-name="P2">BECK</text:p>
          </table:table-cell>
          <table:table-cell table:style-name="Tableau1.A1" office:value-type="string">
            <text:p text:style-name="P2">Louis</text:p>
          </table:table-cell>
          <table:table-cell table:style-name="Tableau1.A1" office:value-type="string">
            <text:p text:style-name="P2">S1D</text:p>
          </table:table-cell>
        </table:table-row>
      </table:table>
      <text:p text:style-name="Standard"/>
      <text:h text:style-name="P5" text:outline-level="2"><text:span text:style-name="T5">Cliente </text:span><text:span text:style-name="T10">: </text:span><text:span text:style-name="T14">D. Santana-Maia</text:span><text:span text:style-name="T4"> <text:s/></text:span><text:span text:style-name="T11">(</text:span><text:span text:style-name="T12">décidé par vos enseignant.e.s de TP</text:span><text:span text:style-name="T11">)</text:span></text:h>
      <text:h text:style-name="P3" text:outline-level="2" text:is-list-header="true">Nom provisoire <text:span text:style-name="T1">du logiciel : </text:span><text:span text:style-name="T13">EduFight</text:span></text:h>
      <text:h text:style-name="P4" text:outline-level="2">L’idée en 2-3 phrases</text:h>
      <text:p text:style-name="P21">EduFight est un jeu éducatif où 2 joueurs <text:span text:style-name="T15">(ou 1 bot et 1 joueur)</text:span> s’affrontent dans des duels de connaissances de primaire pour attaquer ou récupérer des bonus stratégiques. Des mini-jeux et rounds spéciaux se dérouleront au cours de la partie.</text:p>
      <text:h text:style-name="P8" text:outline-level="2">Ce que vous <text:span text:style-name="T2">comptez faire au minimum</text:span></text:h>
      <text:section text:style-name="Sect1" text:name="Section1">
        <text:list xml:id="list4278867597" text:style-name="L1">
          <text:list-item>
            <text:p text:style-name="P15"><text:span text:style-name="T7">Affichage texte</text:span></text:p>
          </text:list-item>
          <text:list-item>
            <text:p text:style-name="P15"><text:span text:style-name="T7">Contrôle de saisi</text:span><text:span text:style-name="T8">e</text:span></text:p>
          </text:list-item>
          <text:list-item>
            <text:p text:style-name="P15"><text:span text:style-name="T7">Sauvegarde de</text:span><text:span text:style-name="T9"> </text:span><text:span text:style-name="T8">données</text:span><text:span text:style-name="T3"> </text:span></text:p>
          </text:list-item>
          <text:list-item>
            <text:p text:style-name="P9"><text:span text:style-name="T16">Page </text:span><text:span text:style-name="T15">Menu avec plusieurs choix</text:span></text:p>
          </text:list-item>
          <text:list-item>
            <text:p text:style-name="P10"><text:span text:style-name="T15">Données sur Plusieurs catégories de connaissances de primaire</text:span></text:p>
          </text:list-item>
          <text:list-item>
            <text:p text:style-name="P10"><text:s text:c="2"/><text:span text:style-name="T16">Système de </text:span><text:span text:style-name="T17">P</text:span><text:span text:style-name="T16">v, attaque, bouclier, powerUp…</text:span></text:p>
          </text:list-item>
          <text:list-item>
            <text:p text:style-name="P18">Mini-jeux → autre que des questions</text:p>
          </text:list-item>
          <text:list-item>
            <text:p text:style-name="P20">Joueur « Bot » avec actions randomisées</text:p>
            <text:p text:style-name="P10"/>
          </text:list-item>
        </text:list>
      </text:section>
      <text:h text:style-name="P6" text:outline-level="2">Ce que vous pensez pouvoir faire <text:span text:style-name="T6">en + si vous avez le temps</text:span></text:h>
      <text:section text:style-name="Sect1" text:name="Section2">
        <text:list xml:id="list3603569087" text:style-name="L2">
          <text:list-item>
            <text:p text:style-name="P11"><text:s/><text:span text:style-name="T15">Interface </text:span><text:span text:style-name="T16">mode </text:span><text:span text:style-name="T15">Graphique</text:span></text:p>
          </text:list-item>
          <text:list-item>
            <text:p text:style-name="P12"><text:s/><text:span text:style-name="T16">Mettre des difficultés pour le bot</text:span></text:p>
          </text:list-item>
          <text:list-item>
            <text:p text:style-name="P11"><text:s/><text:span text:style-name="T16">Mini-jeux avec chronomètre</text:span></text:p>
          </text:list-item>
          <text:list-item>
            <text:p text:style-name="P17"><text:s/>Questions avec chronomètre</text:p>
          </text:list-item>
          <text:list-item>
            <text:p text:style-name="P12"><text:s/><text:span text:style-name="T16">Notice d’aide pour savoir leurs erreurs au niveau des réponses</text:span></text:p>
          </text:list-item>
          <text:list-item>
            <text:p text:style-name="P11"><text:s/><text:span text:style-name="T16">Rounds spéciaux → permet d’obtenir des bonus</text:span></text:p>
          </text:list-item>
          <text:list-item>
            <text:p text:style-name="P12"><text:s/><text:span text:style-name="T16">Systèmes de points</text:span></text:p>
          </text:list-item>
          <text:list-item>
            <text:p text:style-name="P12"><text:span text:style-name="T16">Classement des meilleurs élèves contre les bots</text:span></text:p>
          </text:list-item>
          <text:list-item>
            <text:p text:style-name="P17">Un mini-jeu : Puissance 4</text:p>
          </text:list-item>
        </text:list>
      </text:section>
      <text:h text:style-name="P7" text:outline-level="2"><text:soft-page-break/>Ce que vous <text:span text:style-name="T1">aimeriez</text:span> faire <text:span text:style-name="T6">mais qui vous semble trop difficile </text:span></text:h>
      <text:section text:style-name="Sect1" text:name="Section3">
        <text:list xml:id="list1357863673" text:style-name="L3">
          <text:list-item>
            <text:p text:style-name="P16">Prendre en compte les fautes d’orthographe</text:p>
          </text:list-item>
          <text:list-item>
            <text:p text:style-name="P16">Animation de Fight</text:p>
          </text:list-item>
        </text:list>
        <text:p text:style-name="P19"/>
        <text:list xml:id="list103514426066088" text:continue-numbering="true" text:style-name="L3">
          <text:list-item>
            <text:p text:style-name="P13"><text:s/><text:span text:style-name="T16">Mini-jeu : Tic Tac Boum</text:span></text:p>
          </text:list-item>
          <text:list-item>
            <text:p text:style-name="P14"><text:s text:c="2"/><text:span text:style-name="T16">Selon le temps, les points sont + ou – gagner.</text:span></text:p>
            <text:p text:style-name="P13"><text:s/>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6:06:07.849912501</meta:creation-date>
    <dc:date>2023-11-24T10:34:37.384064279</dc:date>
    <meta:editing-duration>PT15H44M43S</meta:editing-duration>
    <meta:editing-cycles>9</meta:editing-cycles>
    <meta:generator>LibreOffice/7.5.4.2$Linux_X86_64 LibreOffice_project/36ccfdc35048b057fd9854c757a8b67ec53977b6</meta:generator>
    <meta:document-statistic meta:table-count="1" meta:image-count="0" meta:object-count="0" meta:page-count="2" meta:paragraph-count="41" meta:word-count="240" meta:character-count="1353" meta:non-whitespace-character-count="1155"/>
  </office:meta>
</office:document-meta>
</file>